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in" fo:margin-right="0in" fo:line-height="150%" fo:text-align="start" style:justify-single-word="false" fo:text-indent="0in" style:auto-text-indent="false"/>
      <style:text-properties fo:font-weight="bold" officeooo:rsid="00204339" officeooo:paragraph-rsid="00204339" style:font-weight-asian="bold" style:font-weight-complex="bold"/>
    </style:style>
    <style:style style:name="P2" style:family="paragraph" style:parent-style-name="Standard">
      <style:paragraph-properties fo:margin-left="0in" fo:margin-right="0in" fo:line-height="150%" fo:text-align="start" style:justify-single-word="false" fo:text-indent="0in" style:auto-text-indent="false"/>
      <style:text-properties fo:font-weight="bold" officeooo:rsid="00210aa3" officeooo:paragraph-rsid="00210aa3" style:font-weight-asian="bold" style:font-weight-complex="bold"/>
    </style:style>
    <style:style style:name="P3" style:family="paragraph" style:parent-style-name="Standard">
      <style:paragraph-properties fo:margin-left="0in" fo:margin-right="0in" fo:line-height="150%" fo:text-align="start" style:justify-single-word="false" fo:text-indent="0in" style:auto-text-indent="false"/>
      <style:text-properties fo:font-weight="bold" officeooo:rsid="0021e518" officeooo:paragraph-rsid="0021e518" style:font-weight-asian="bold" style:font-weight-complex="bold"/>
    </style:style>
    <style:style style:name="P4" style:family="paragraph" style:parent-style-name="Standard">
      <style:paragraph-properties fo:margin-left="0in" fo:margin-right="0in" fo:line-height="150%" fo:text-align="start" style:justify-single-word="false" fo:text-indent="0in" style:auto-text-indent="false"/>
      <style:text-properties fo:font-weight="bold" officeooo:rsid="002338e0" officeooo:paragraph-rsid="002338e0" style:font-weight-asian="bold" style:font-weight-complex="bold"/>
    </style:style>
    <style:style style:name="P5" style:family="paragraph" style:parent-style-name="Standard">
      <style:paragraph-properties fo:margin-left="0in" fo:margin-right="0in" fo:line-height="150%" fo:text-align="center" style:justify-single-word="false" fo:text-indent="0in" style:auto-text-indent="false"/>
      <style:text-properties fo:font-weight="bold" officeooo:rsid="002338e0" officeooo:paragraph-rsid="002338e0" style:font-weight-asian="bold" style:font-weight-complex="bold"/>
    </style:style>
    <style:style style:name="P6" style:family="paragraph" style:parent-style-name="Standard">
      <style:paragraph-properties fo:margin-left="0in" fo:margin-right="0in" fo:line-height="150%" fo:text-align="start" style:justify-single-word="false" fo:text-indent="0in" style:auto-text-indent="false"/>
      <style:text-properties fo:font-weight="bold" officeooo:rsid="0024c99a" officeooo:paragraph-rsid="0024c99a" style:font-weight-asian="bold" style:font-weight-complex="bold"/>
    </style:style>
    <style:style style:name="P7" style:family="paragraph" style:parent-style-name="Standard">
      <style:paragraph-properties fo:margin-left="0in" fo:margin-right="0in" fo:line-height="150%" fo:text-align="center" style:justify-single-word="false" fo:text-indent="0in" style:auto-text-indent="false"/>
      <style:text-properties officeooo:rsid="00039cf6" officeooo:paragraph-rsid="00204339"/>
    </style:style>
    <style:style style:name="P8" style:family="paragraph" style:parent-style-name="Standard">
      <style:paragraph-properties fo:margin-left="0in" fo:margin-right="0in" fo:line-height="150%" fo:text-indent="0in" style:auto-text-indent="false"/>
      <style:text-properties officeooo:rsid="00039cf6" officeooo:paragraph-rsid="00204339"/>
    </style:style>
    <style:style style:name="P9" style:family="paragraph" style:parent-style-name="Standard">
      <style:paragraph-properties fo:margin-left="0in" fo:margin-right="0in" fo:line-height="150%" fo:text-align="start" style:justify-single-word="false" fo:text-indent="0in" style:auto-text-indent="false"/>
      <style:text-properties fo:font-weight="normal" officeooo:rsid="0057d543" officeooo:paragraph-rsid="00210aa3" style:font-weight-asian="normal" style:font-weight-complex="normal"/>
    </style:style>
    <style:style style:name="P10" style:family="paragraph" style:parent-style-name="Standard">
      <style:paragraph-properties fo:margin-left="0in" fo:margin-right="0in" fo:line-height="150%" fo:text-align="start" style:justify-single-word="false" fo:text-indent="0in" style:auto-text-indent="false"/>
      <style:text-properties fo:font-weight="normal" officeooo:rsid="0029162a" officeooo:paragraph-rsid="0029162a" style:font-weight-asian="normal" style:font-weight-complex="normal"/>
    </style:style>
    <style:style style:name="P11" style:family="paragraph" style:parent-style-name="Standard">
      <style:paragraph-properties fo:margin-left="0in" fo:margin-right="0in" fo:line-height="150%" fo:text-align="start" style:justify-single-word="false" fo:text-indent="0in" style:auto-text-indent="false"/>
      <style:text-properties fo:font-weight="normal" officeooo:rsid="0029162a" officeooo:paragraph-rsid="0029162a" style:font-weight-asian="normal" style:font-weight-complex="normal"/>
    </style:style>
    <style:style style:name="P12" style:family="paragraph" style:parent-style-name="Standard">
      <style:paragraph-properties fo:margin-left="0in" fo:margin-right="0in" fo:line-height="150%" fo:text-align="start" style:justify-single-word="false" fo:text-indent="0in" style:auto-text-indent="false"/>
      <style:text-properties fo:font-weight="normal" officeooo:rsid="00375ca2" officeooo:paragraph-rsid="00375ca2" style:font-weight-asian="normal" style:font-weight-complex="normal"/>
    </style:style>
    <style:style style:name="P13" style:family="paragraph" style:parent-style-name="Standard">
      <style:paragraph-properties fo:margin-left="0in" fo:margin-right="0in" fo:line-height="150%" fo:text-align="start" style:justify-single-word="false" fo:text-indent="0in" style:auto-text-indent="false"/>
      <style:text-properties fo:font-weight="normal" officeooo:rsid="0038bd8a" officeooo:paragraph-rsid="0038bd8a" style:font-weight-asian="normal" style:font-weight-complex="normal"/>
    </style:style>
    <style:style style:name="P14" style:family="paragraph" style:parent-style-name="Standard">
      <style:paragraph-properties fo:margin-left="0in" fo:margin-right="0in" fo:line-height="150%" fo:text-align="start" style:justify-single-word="false" fo:text-indent="0in" style:auto-text-indent="false"/>
      <style:text-properties fo:font-weight="normal" officeooo:rsid="0038f1e6" officeooo:paragraph-rsid="003ab307" style:font-weight-asian="normal" style:font-weight-complex="normal"/>
    </style:style>
    <style:style style:name="P15" style:family="paragraph" style:parent-style-name="Standard">
      <style:paragraph-properties fo:margin-left="0in" fo:margin-right="0in" fo:line-height="150%" fo:text-align="start" style:justify-single-word="false" fo:text-indent="0in" style:auto-text-indent="false"/>
      <style:text-properties fo:font-weight="normal" officeooo:rsid="0038f1e6" officeooo:paragraph-rsid="003b930f" style:font-weight-asian="normal" style:font-weight-complex="normal"/>
    </style:style>
    <style:style style:name="P16" style:family="paragraph" style:parent-style-name="Standard">
      <style:paragraph-properties fo:margin-left="0in" fo:margin-right="0in" fo:line-height="150%" fo:text-align="start" style:justify-single-word="false" fo:text-indent="0in" style:auto-text-indent="false"/>
      <style:text-properties fo:font-weight="normal" officeooo:rsid="0038f1e6" officeooo:paragraph-rsid="003e1d9f" style:font-weight-asian="normal" style:font-weight-complex="normal"/>
    </style:style>
    <style:style style:name="P17" style:family="paragraph" style:parent-style-name="Standard">
      <style:paragraph-properties fo:margin-left="0in" fo:margin-right="0in" fo:line-height="150%" fo:text-align="center" style:justify-single-word="false" fo:text-indent="0in" style:auto-text-indent="false"/>
      <style:text-properties fo:font-weight="bold" officeooo:rsid="0029162a" officeooo:paragraph-rsid="0029162a" style:font-weight-asian="bold" style:font-weight-complex="bold"/>
    </style:style>
    <style:style style:name="P18" style:family="paragraph" style:parent-style-name="Standard">
      <style:paragraph-properties fo:margin-left="0in" fo:margin-right="0in" fo:line-height="150%" fo:text-align="start" style:justify-single-word="false" fo:text-indent="0in" style:auto-text-indent="false"/>
      <style:text-properties fo:font-weight="bold" officeooo:rsid="002338e0" officeooo:paragraph-rsid="002338e0" style:font-weight-asian="bold" style:font-weight-complex="bold"/>
    </style:style>
    <style:style style:name="P19" style:family="paragraph" style:parent-style-name="Standard">
      <style:paragraph-properties fo:margin-left="0in" fo:margin-right="0in" fo:line-height="150%" fo:text-indent="0in" style:auto-text-indent="false"/>
      <style:text-properties officeooo:rsid="00039cf6" officeooo:paragraph-rsid="00204339"/>
    </style:style>
    <style:style style:name="P20" style:family="paragraph" style:parent-style-name="Standard">
      <style:paragraph-properties fo:margin-left="0in" fo:margin-right="0in" fo:line-height="150%" fo:text-indent="0in" style:auto-text-indent="false"/>
      <style:text-properties officeooo:rsid="0036a753" officeooo:paragraph-rsid="0036a753"/>
    </style:style>
    <style:style style:name="T1" style:family="text">
      <style:text-properties fo:font-weight="normal" style:font-weight-asian="normal" style:font-weight-complex="normal"/>
    </style:style>
    <style:style style:name="T2" style:family="text">
      <style:text-properties fo:font-weight="normal" officeooo:rsid="0024c99a" style:font-weight-asian="normal" style:font-weight-complex="normal"/>
    </style:style>
    <style:style style:name="T3" style:family="text">
      <style:text-properties fo:font-weight="normal" officeooo:rsid="0027382d" style:font-weight-asian="normal" style:font-weight-complex="normal"/>
    </style:style>
    <style:style style:name="T4" style:family="text">
      <style:text-properties fo:font-weight="normal" officeooo:rsid="0029162a" style:font-weight-asian="normal" style:font-weight-complex="normal"/>
    </style:style>
    <style:style style:name="T5" style:family="text">
      <style:text-properties fo:font-weight="normal" officeooo:rsid="0029aed9" style:font-weight-asian="normal" style:font-weight-complex="normal"/>
    </style:style>
    <style:style style:name="T6" style:family="text">
      <style:text-properties fo:font-weight="normal" officeooo:rsid="002bad1c" style:font-weight-asian="normal" style:font-weight-complex="normal"/>
    </style:style>
    <style:style style:name="T7" style:family="text">
      <style:text-properties fo:font-weight="normal" officeooo:rsid="00360983" style:font-weight-asian="normal" style:font-weight-complex="normal"/>
    </style:style>
    <style:style style:name="T8" style:family="text">
      <style:text-properties fo:font-weight="normal" officeooo:rsid="0036a753" style:font-weight-asian="normal" style:font-weight-complex="normal"/>
    </style:style>
    <style:style style:name="T9" style:family="text">
      <style:text-properties fo:font-weight="normal" officeooo:rsid="0038f1e6" style:font-weight-asian="normal" style:font-weight-complex="normal"/>
    </style:style>
    <style:style style:name="T10" style:family="text">
      <style:text-properties fo:font-weight="normal" officeooo:rsid="003d87df" style:font-weight-asian="normal" style:font-weight-complex="normal"/>
    </style:style>
    <style:style style:name="T11" style:family="text">
      <style:text-properties officeooo:rsid="00204339"/>
    </style:style>
    <style:style style:name="T12" style:family="text">
      <style:text-properties officeooo:rsid="002bad1c"/>
    </style:style>
    <style:style style:name="T13" style:family="text">
      <style:text-properties fo:font-weight="bold" officeooo:rsid="00358029" style:font-weight-asian="bold" style:font-weight-complex="bold"/>
    </style:style>
    <style:style style:name="T14" style:family="text">
      <style:text-properties officeooo:rsid="0036a753"/>
    </style:style>
    <style:style style:name="T15" style:family="text">
      <style:text-properties officeooo:rsid="00375ca2"/>
    </style:style>
    <style:style style:name="T16" style:family="text">
      <style:text-properties officeooo:rsid="003a2f8b"/>
    </style:style>
    <style:style style:name="T17" style:family="text">
      <style:text-properties officeooo:rsid="003b930f"/>
    </style:style>
    <style:style style:name="T18" style:family="text">
      <style:text-properties officeooo:rsid="003d87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fessor Kalafut</text:p>
      <text:p text:style-name="P8">Reuben Wattenhofer <text:span text:style-name="T11">and Owen Dunn</text:span></text:p>
      <text:p text:style-name="P8">CIS 457 02 – Data Communications</text:p>
      <text:p text:style-name="P20">10/31/18</text:p>
      <text:p text:style-name="P8"/>
      <text:p text:style-name="P7">Project <text:span text:style-name="T11">2</text:span> Documentation: <text:span text:style-name="T13">Virtual Router</text:span></text:p>
      <text:p text:style-name="P7"/>
      <text:p text:style-name="P1">Part <text:span text:style-name="T12">One</text:span></text:p>
      <text:p text:style-name="P2"><text:span text:style-name="T1">For </text:span><text:span text:style-name="T5">part </text:span><text:span text:style-name="T6">one</text:span><text:span text:style-name="T5">, </text:span><text:span text:style-name="T1">a good deal of time was spent learning the format of the headers. <text:s/>The code was split into two parts: one to handle ARP requests and one to handle ICMP echo requests. </text:span><text:span text:style-name="T7">Sockets were created for each interface of the routers to handle packet traffic. The getifaddrs function allowed us to retrieve all the data we needed for the interfaces. This data included the port number, IP address, MAC address, </text:span><text:span text:style-name="T8">hop IP address,</text:span><text:span text:style-name="T7"> and interface name. Using this data, we created several maps to retrieve related information as needed. In order to handle packets, the use of a loop with the select function was used to check which sockets </text:span><text:span text:style-name="T8">have available data</text:span><text:span text:style-name="T7">. </text:span><text:span text:style-name="T8">Using the standard C structure for the ARP header and a custom ICMP header not including the timestamp, we were able to set header values using pointers after casting the packet buffer. ARP and ICMP are further explained below.</text:span></text:p>
      <text:p text:style-name="P9"/>
      <text:p text:style-name="P3">Part <text:span text:style-name="T12">Two</text:span></text:p>
      <text:p text:style-name="P4"><text:span text:style-name="T1">This part was more complicated. <text:s/>The code can be split into four </text:span><text:span text:style-name="T2">parts</text:span><text:span text:style-name="T1">: table reading, packet storage, ARP request</text:span><text:span text:style-name="T4">s</text:span><text:span text:style-name="T1">, and packet forwarding. </text:span><text:span text:style-name="T9">When a packet is received, its destination IP address is compared to all network prefixes in the table. Using this table, the interface, port number, and hop address are all found to allow forwarding of the packet after an ARP request.</text:span></text:p>
      <text:p text:style-name="P4"><text:span text:style-name="T9"/></text:p>
      <text:p text:style-name="P5">Table Reading</text:p>
      <text:p text:style-name="P13">When the router software begins, the data from the specific router is parsed by getting “r1” or “r2” from a map <text:span text:style-name="T18">that was previously </text:span>creat<text:span text:style-name="T18">ed</text:span> reading all the interfaces. The correct file is then opened and saved into a buffer. This buffer is then parsed using the strtok function with several file specific delimiters and called in a specific order in a loop, to allow different table sizes, to parse all expected data into several maps for later use (such as network to hop address). </text:p>
      <text:p text:style-name="P13"/>
      <text:p text:style-name="P5"><text:soft-page-break/>Packet Storage</text:p>
      <text:p text:style-name="P4"><text:span text:style-name="T1">Packet storage </text:span><text:span text:style-name="T2">needs to occur as soon as a packet is received because the router does not know the MAC address of the next link in the path. <text:s/>Storage is done using a map with a four-character key (destination IP address) and vector of packets headed to that destination. <text:s/>The key is set to the actual destination address in the IP header unless the table lookup from earlier gives us an IP address for the next link. <text:s/>In this case, that IP address is used. <text:s/>The packet is then copied into a buffer and the </text:span><text:span text:style-name="T3">buffer </text:span><text:span text:style-name="T2">address is stored in the map, along with the length of the packet.</text:span></text:p>
      <text:p text:style-name="P4"><text:span text:style-name="T2"/></text:p>
      <text:p text:style-name="P5">ARP Requests</text:p>
      <text:p text:style-name="P10">As soon as a packet is received, <text:span text:style-name="T15">the buffer is casted to the Ethernet and ARP headers before assigning the new reply values. A map allows the MAC address of the destination to be retrieved from the port of the received packet. The MAC address of the destination is then sent back to the source. This process continues with the final IP destination guiding the way between ARP requests. Th</text:span>e next link <text:span text:style-name="T15">is found </text:span>using the IP address in the routing table.</text:p>
      <text:p text:style-name="P10"/>
      <text:p text:style-name="P17"><text:span text:style-name="T14">ICMP Echo Requests</text:span></text:p>
      <text:p text:style-name="P12">When an ICMP echo request is received, an ICMP echo reply packet is constructed and send back to the source. This process is completed using similar techniques described previously.</text:p>
      <text:p text:style-name="P12"/>
      <text:p text:style-name="P5">Packet Forwarding</text:p>
      <text:p text:style-name="P10">When an ARP reply comes back to the router, it looks up which packets were heading towards the device which sent the reply. <text:s/>This is done using the source IP address of the ARP reply, which can be matched with a key in the storage. <text:s/>For each packet, the <text:span text:style-name="T18">Ethernet</text:span> header is modified so that the source and destination MAC addresses are appropriate, and the packet is then forwarded to the device.</text:p>
      <text:p text:style-name="P10"/>
      <text:p text:style-name="P6">Part <text:span text:style-name="T12">Three</text:span></text:p>
      <text:p text:style-name="P16">This part added checksum calculations, updating of the TTL, and handling for three error conditions using ICMP messages. When a packet is first received, the checksum is calculated on the IP header (for IP messages). If the checksum is not found to match the original value after setting it to zero and recalculating, it is invalid and the packet is discarded. After this action, the TTL count is checked. If it would be decremented to 0, a time exceeded error has occurred. Otherwise, TTL is decremented by 1 <text:soft-page-break/>and the IP checksum and recalculated and assigned to the new packet. We discovered that packets are dropped by hosts if the checksum is not calculated after the packet is changed. </text:p>
      <text:p text:style-name="P16"/>
      <text:p text:style-name="P16"><text:span text:style-name="T16">An ICMP time exceeded message was created following the ICMP type 11 description, which includes the original packets IP header and the packet’s first 8 data bytes appended to the end. A second error type added is ICMP type 3, destination unreachable. A “code” header value is included to set whether the network or host can’t be reached. When the network can’t be reached, (code 0) an entry for the network provided in the destination prefix (first 16 or 24) of the IP header is not found. If this network is not found, the packet is constructed as defined and sent to the source. Finally, it is determined that the host is unreachable when an ARP response is not received after the request. The appropriate packet is created and sent for this case, only changing the code value to 1. We found that this method of detection may not work 100% of the time. Heavy traffic networks would likely break this algorithm. Another way this may be handled is with a timer, sending the error message after some time not receiving the reply. </text:span></text:p>
      <text:p text:style-name="P15"/>
      <text:p text:style-name="P14"><text:span text:style-name="T17">We had our greatest difficulty in the project with the ICMP error messages. We did not get the error messages to reach their intended destination because we were sending the error messages on the wrong port/interface to the next router. A lot of time was spent double checking other possible sources of error. This shouldn’t be too difficult to correct by using our map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2:42:43.208329769</meta:creation-date>
    <meta:generator>LibreOffice/6.1.0.3$Linux_X86_64 LibreOffice_project/10$Build-3</meta:generator>
    <dc:date>2018-10-30T23:15:06.342145661</dc:date>
    <meta:editing-duration>PT1H9M10S</meta:editing-duration>
    <meta:editing-cycles>16</meta:editing-cycles>
    <meta:document-statistic meta:table-count="0" meta:image-count="0" meta:object-count="0" meta:page-count="3" meta:paragraph-count="23" meta:word-count="995" meta:character-count="5669" meta:non-whitespace-character-count="4683"/>
  </office:meta>
</office:document-meta>
</file>